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318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Njal's saga, homosexuality is only mentioned once, in the capacity of the capstone insult which makes a negotiated settlement between Flosi's men and Njal's men impossible. <text:s/>After Flosi recieves six hundred ounces of silver in compensation for Hoskuld, he sees a cloak on the pile of silver and asks whose it is, and when nobody answers, calls Njal a dung-beard. <text:s/>Skarphedin retorts, and calls Flosi's family cowards for not avenging earlier deaths. <text:s/>Then, he throws a pair of trousers at Flosi, and says that he has no more need of them, for “you are the sweetheart of the troll at Svinafell, as is said, and he uses you as a woman every ninth night”(Njal's Saga 123). <text:s/>Then Flosi refuses to take a penny of the settlement, as he is so infuriated. <text:s/>Here, all of Skarphedin's insults call into question Flosi's manliness. <text:s/>Skarphedin's final, most extreme insult, accuses Flosi of having passive sex, which is the furthest thing from manly.</text:span></text:p>
      <text:p text:style-name="P1"><text:tab/><text:span text:style-name="T1">The Tale of Sarcastic Halli contains jestful accusations of homosexuality. <text:s/>Halli's ship runs across a dragon ship with a noble-looking man in the prow, who challenges them and asks where they came from and where they are going. <text:s/>When Halli replies that they came from Agdi's Ness, the stranger (who is King Harald Sigurdarson) yells back “didn't Agdi fuck you?”, to which Halli replies, “Not yet.”(Sarcastic Halli 2) <text:s/>Although Halli is quite a playful figure, he doesn't respond to the accusation as a personal insult, but responds as if it was in jest. <text:s/>It is said that Halli knew he was speaking to the king of all Norway, so revenge by force of arms would be out of the question. <text:s/>However, as long as the King has a sense of humor, treating his remarks as jests seems to be safe. <text:s/>Halli doesn't worry much about his safety, for he yells back at the king that “Agdi was waiting for nobler men than ourselves, and he expected your arrival there tonight, and he will pay you this debt fully”(Sarcastic Halli 2). <text:s/>In response, Harald calls Halli impudent, and no more is recorded. <text:s/>These insults are playful, and do not seem to legitimately call into question either Halli's or King Harald's manliness to a degree such that they feel they need to take action. <text:s text:c="2"/>Indeed, when Halli meets King Harald in his hall, Harald asks him to stay at one of his estates (Sarcastic Halli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08:05:53.469499538</meta:creation-date>
    <dc:date>2014-12-10T09:11:30.908619590</dc:date>
    <meta:editing-duration>PT49M26S</meta:editing-duration>
    <meta:editing-cycles>1</meta:editing-cycles>
    <meta:document-statistic meta:table-count="0" meta:image-count="0" meta:object-count="0" meta:page-count="1" meta:paragraph-count="2" meta:word-count="404" meta:character-count="2323" meta:non-whitespace-character-count="1903"/>
    <meta:generator>LibreOffice/4.2.7.2$Linux_x86 LibreOffice_project/420m0$Build-2</meta:generator>
  </office:meta>
</office:document-meta>
</file>